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3.036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MPETENCY_LEVEL</text:p>
          </table:table-cell>
          <table:table-cell office:value-type="string">
            <text:p>COMPETENCY_LEVEL_ORDER</text:p>
          </table:table-cell>
        </table:table-row>
        <table:table-row table:style-name="ro1">
          <table:table-cell office:value-type="string">
            <text:p>E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10/23/2015</text:date>, <text:time>13:4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k kumar</meta:initial-creator>
    <meta:creation-date>2015-10-23T13:43:46.01</meta:creation-date>
    <dc:date>2015-10-23T13:44:39.71</dc:date>
    <dc:creator>alok kumar</dc:creator>
    <meta:editing-duration>PT53S</meta:editing-duration>
    <meta:editing-cycles>1</meta:editing-cycles>
    <meta:document-statistic meta:table-count="3" meta:cell-count="10" meta:object-count="0"/>
    <meta:generator>OpenOffice/4.1.1$Win32 OpenOffice.org_project/411m6$Build-9775</meta:generator>
  </office:meta>
</office:document-meta>
</file>